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0046" number:language="en" number:country="US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0046"/>
    <style:style style:name="ce2" style:family="table-cell" style:parent-style-name="Default" style:data-style-name="N46"/>
    <style:style style:name="ce3" style:family="table-cell" style:parent-style-name="Default" style:data-style-name="N41">
      <style:text-properties style:font-name="Liberation Sans" style:font-name-asian="WenQuanYi Micro Hei" style:font-name-complex="FreeSans"/>
    </style:style>
    <style:style style:name="ce4" style:family="table-cell" style:parent-style-name="Default">
      <style:text-properties style:font-name="Liberation Sans" style:font-name-asian="WenQuanYi Micro Hei" style:font-name-complex="FreeSans"/>
    </style:style>
    <style:style style:name="ce5" style:family="table-cell" style:parent-style-name="Default" style:data-style-name="N41"/>
    <style:style style:name="ce6" style:family="table-cell" style:parent-style-name="Default" style:data-style-name="N4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lha1" table:style-name="ta1">
        <table:shapes>
          <draw:frame draw:z-index="0" draw:style-name="gr1" draw:text-style-name="P1" svg:width="15.993cm" svg:height="9.005cm" svg:x="37.409cm" svg:y="6.401cm">
            <draw:object draw:notify-on-update-of-ranges="Folha1.F35:Folha1.F35 Folha1.G35:Folha1.N35 Folha1.F36:Folha1.F36 Folha1.G36:Folha1.N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 table:number-rows-repeated="5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este LLP</text:p>
          </table:table-cell>
          <table:table-cell office:value-type="string" calcext:value-type="string">
            <text:p>250k</text:p>
          </table:table-cell>
          <table:table-cell table:style-name="Default"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000k</text:p>
          </table:table-cell>
          <table:table-cell office:value-type="string" calcext:value-type="string">
            <text:p>Twitter - 1</text:p>
          </table:table-cell>
          <table:table-cell office:value-type="string" calcext:value-type="string">
            <text:p>Twitter - 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time" office:time-value="PT00H13M12.794S" calcext:value-type="time">
            <text:p>00:13:12,79</text:p>
          </table:table-cell>
          <table:table-cell office:value-type="time" office:time-value="PT00H24M19.298S" calcext:value-type="time">
            <text:p>00:24:19,30</text:p>
          </table:table-cell>
          <table:table-cell table:style-name="ce2" office:value-type="time" office:time-value="PT00H37M26.895S" calcext:value-type="time">
            <text:p>00:37:26,90</text:p>
          </table:table-cell>
          <table:table-cell table:style-name="ce2" office:value-type="time" office:time-value="PT00H52M13.312S" calcext:value-type="time">
            <text:p>00:52:13,31</text:p>
          </table:table-cell>
          <table:table-cell table:style-name="ce2" office:value-type="time" office:time-value="PT00H27M14.325S" calcext:value-type="time">
            <text:p>00:27:14,33</text:p>
          </table:table-cell>
          <table:table-cell table:style-name="ce6" office:value-type="time" office:time-value="PT00H20M45.602S" calcext:value-type="time">
            <text:p>20:45,6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time" office:time-value="PT00H13M20.735S" calcext:value-type="time">
            <text:p>00:13:20,74</text:p>
          </table:table-cell>
          <table:table-cell office:value-type="time" office:time-value="PT00H24M08.237S" calcext:value-type="time">
            <text:p>00:24:08,24</text:p>
          </table:table-cell>
          <table:table-cell table:style-name="ce2" office:value-type="time" office:time-value="PT00H38M08.447S" calcext:value-type="time">
            <text:p>00:38:08,45</text:p>
          </table:table-cell>
          <table:table-cell table:style-name="ce2" office:value-type="time" office:time-value="PT00H51M54.795S" calcext:value-type="time">
            <text:p>00:51:54,80</text:p>
          </table:table-cell>
          <table:table-cell table:style-name="ce2" office:value-type="time" office:time-value="PT00H28M49.133S" calcext:value-type="time">
            <text:p>00:28:49,13</text:p>
          </table:table-cell>
          <table:table-cell table:style-name="ce2" office:value-type="time" office:time-value="PT00H15M54.53S" calcext:value-type="time">
            <text:p>00:15:54,5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time" office:time-value="PT00H17M12.693S" calcext:value-type="time">
            <text:p>00:17:12,69</text:p>
          </table:table-cell>
          <table:table-cell office:value-type="time" office:time-value="PT00H27M49.4S" calcext:value-type="time">
            <text:p>00:27:49,40</text:p>
          </table:table-cell>
          <table:table-cell table:style-name="ce2" office:value-type="time" office:time-value="PT00H38M10.798S" calcext:value-type="time">
            <text:p>00:38:10,80</text:p>
          </table:table-cell>
          <table:table-cell table:style-name="ce2" office:value-type="time" office:time-value="PT01H03M50.933S" calcext:value-type="time">
            <text:p>01:03:50,93</text:p>
          </table:table-cell>
          <table:table-cell table:style-name="ce2" office:value-type="time" office:time-value="PT00H27M00.26S" calcext:value-type="time">
            <text:p>00:27:00,26</text:p>
          </table:table-cell>
          <table:table-cell table:style-name="ce2" office:value-type="time" office:time-value="PT00H25M10.763S" calcext:value-type="time">
            <text:p>00:25:10,7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time" office:time-value="PT00H13M12.063S" calcext:value-type="time">
            <text:p>00:13:12,06</text:p>
          </table:table-cell>
          <table:table-cell office:value-type="time" office:time-value="PT00H27M42.219S" calcext:value-type="time">
            <text:p>00:27:42,22</text:p>
          </table:table-cell>
          <table:table-cell table:style-name="ce2" office:value-type="time" office:time-value="PT00H37M55.531S" calcext:value-type="time">
            <text:p>00:37:55,53</text:p>
          </table:table-cell>
          <table:table-cell table:style-name="ce2" office:value-type="time" office:time-value="PT01H04M37.231S" calcext:value-type="time">
            <text:p>01:04:37,23</text:p>
          </table:table-cell>
          <table:table-cell table:style-name="ce2" office:value-type="time" office:time-value="PT00H27M21.363S" calcext:value-type="time">
            <text:p>00:27:21,36</text:p>
          </table:table-cell>
          <table:table-cell table:style-name="ce2" office:value-type="time" office:time-value="PT00H24M16.901S" calcext:value-type="time">
            <text:p>00:24:16,9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time" office:time-value="PT00H13M12.884S" calcext:value-type="time">
            <text:p>00:13:12,88</text:p>
          </table:table-cell>
          <table:table-cell office:value-type="time" office:time-value="PT00H23M35.698S" calcext:value-type="time">
            <text:p>00:23:35,70</text:p>
          </table:table-cell>
          <table:table-cell table:style-name="ce2" office:value-type="time" office:time-value="PT00H46M00.205S" calcext:value-type="time">
            <text:p>00:46:00,21</text:p>
          </table:table-cell>
          <table:table-cell table:style-name="ce2" office:value-type="time" office:time-value="PT01H04M32.71S" calcext:value-type="time">
            <text:p>01:04:32,71</text:p>
          </table:table-cell>
          <table:table-cell table:style-name="ce2" office:value-type="time" office:time-value="PT00H27M09.38S" calcext:value-type="time">
            <text:p>00:27:09,38</text:p>
          </table:table-cell>
          <table:table-cell table:style-name="ce2" office:value-type="time" office:time-value="PT00H25M13.48S" calcext:value-type="time">
            <text:p>00:25:13,4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style-name="ce2" table:formula="of:=AVERAGE([.G7:.G11])" office:value-type="time" office:time-value="PT00H14M02.2338S" calcext:value-type="time">
            <text:p>00:14:02,23</text:p>
          </table:table-cell>
          <table:table-cell table:formula="of:=AVERAGE([.H7:.H11])" office:value-type="time" office:time-value="PT00H25M30.9704S" calcext:value-type="time">
            <text:p>00:25:30,97</text:p>
          </table:table-cell>
          <table:table-cell table:style-name="ce2" table:formula="of:=AVERAGE([.I7:.I11])" office:value-type="time" office:time-value="PT00H39M32.3752S" calcext:value-type="time">
            <text:p>00:39:32,38</text:p>
          </table:table-cell>
          <table:table-cell table:style-name="ce2" table:formula="of:=AVERAGE([.J7:.J11])" office:value-type="time" office:time-value="PT00H59M25.7962S" calcext:value-type="time">
            <text:p>00:59:25,80</text:p>
          </table:table-cell>
          <table:table-cell table:style-name="ce2" table:formula="of:=AVERAGE([.K7:.K11])" office:value-type="time" office:time-value="PT00H27M30.8922S" calcext:value-type="time">
            <text:p>00:27:30,89</text:p>
          </table:table-cell>
          <table:table-cell table:style-name="ce2" table:formula="of:=AVERAGE([.L7:.L11])" office:value-type="time" office:time-value="PT00H22M16.2552S" calcext:value-type="time">
            <text:p>00:22:16,2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egundo</text:p>
          </table:table-cell>
          <table:table-cell table:formula="of:=SECOND([.G12])+MINUTE([.G12]) * 60" office:value-type="float" office:value="842" calcext:value-type="float">
            <text:p>842</text:p>
          </table:table-cell>
          <table:table-cell table:style-name="Default" table:formula="of:=SECOND([.H12])+MINUTE([.H12]) * 60" office:value-type="float" office:value="1531" calcext:value-type="float">
            <text:p>1531</text:p>
          </table:table-cell>
          <table:table-cell table:formula="of:=SECOND([.I12])+MINUTE([.I12]) * 60" office:value-type="float" office:value="2372" calcext:value-type="float">
            <text:p>2372</text:p>
          </table:table-cell>
          <table:table-cell table:formula="of:=SECOND([.J12])+MINUTE([.J12]) * 60" office:value-type="float" office:value="3566" calcext:value-type="float">
            <text:p>3566</text:p>
          </table:table-cell>
          <table:table-cell table:formula="of:=SECOND([.K12])+MINUTE([.K12]) * 60" office:value-type="float" office:value="1651" calcext:value-type="float">
            <text:p>1651</text:p>
          </table:table-cell>
          <table:table-cell table:formula="of:=SECOND([.L12])+MINUTE([.L12]) * 60" office:value-type="float" office:value="1336" calcext:value-type="float">
            <text:p>133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Teste LLP paralelo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000k</text:p>
          </table:table-cell>
          <table:table-cell office:value-type="string" calcext:value-type="string">
            <text:p>Twitter - 1</text:p>
          </table:table-cell>
          <table:table-cell office:value-type="string" calcext:value-type="string">
            <text:p>Twitter - 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office:value-type="float" office:value="1" calcext:value-type="float">
            <text:p>1</text:p>
          </table:table-cell>
          <table:table-cell table:style-name="ce2" office:value-type="time" office:time-value="PT00H00M24.544S" calcext:value-type="time">
            <text:p>00:00:24,54</text:p>
          </table:table-cell>
          <table:table-cell office:value-type="time" office:time-value="PT00H00M58.425S" calcext:value-type="time">
            <text:p>00:00:58,43</text:p>
          </table:table-cell>
          <table:table-cell table:style-name="ce2" office:value-type="time" office:time-value="PT00H01M49.099S" calcext:value-type="time">
            <text:p>00:01:49,10</text:p>
          </table:table-cell>
          <table:table-cell table:style-name="ce2" office:value-type="time" office:time-value="PT00H03M05.538S" calcext:value-type="time">
            <text:p>00:03:05,54</text:p>
          </table:table-cell>
          <table:table-cell table:style-name="ce2" office:value-type="time" office:time-value="PT00H00M13.718S" calcext:value-type="time">
            <text:p>00:00:13,72</text:p>
          </table:table-cell>
          <table:table-cell table:style-name="ce2" office:value-type="time" office:time-value="PT00H00M35.041S" calcext:value-type="time">
            <text:p>00:00:35,0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office:value-type="float" office:value="2" calcext:value-type="float">
            <text:p>2</text:p>
          </table:table-cell>
          <table:table-cell table:style-name="ce2" office:value-type="time" office:time-value="PT00H00M22.815S" calcext:value-type="time">
            <text:p>00:00:22,82</text:p>
          </table:table-cell>
          <table:table-cell office:value-type="time" office:time-value="PT00H00M55.524S" calcext:value-type="time">
            <text:p>00:00:55,52</text:p>
          </table:table-cell>
          <table:table-cell table:style-name="ce2" office:value-type="time" office:time-value="PT00H02M05.092S" calcext:value-type="time">
            <text:p>00:02:05,09</text:p>
          </table:table-cell>
          <table:table-cell table:style-name="ce2" office:value-type="time" office:time-value="PT00H03M06.432S" calcext:value-type="time">
            <text:p>00:03:06,43</text:p>
          </table:table-cell>
          <table:table-cell table:style-name="ce2" office:value-type="time" office:time-value="PT00H00M14.575S" calcext:value-type="time">
            <text:p>00:00:14,58</text:p>
          </table:table-cell>
          <table:table-cell table:style-name="ce2" office:value-type="time" office:time-value="PT00H00M36.161S" calcext:value-type="time">
            <text:p>00:00:36,1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office:value-type="float" office:value="3" calcext:value-type="float">
            <text:p>3</text:p>
          </table:table-cell>
          <table:table-cell table:style-name="ce2" office:value-type="time" office:time-value="PT00H00M24.755S" calcext:value-type="time">
            <text:p>00:00:24,76</text:p>
          </table:table-cell>
          <table:table-cell office:value-type="time" office:time-value="PT00H01M00.431S" calcext:value-type="time">
            <text:p>00:01:00,43</text:p>
          </table:table-cell>
          <table:table-cell table:style-name="ce2" office:value-type="time" office:time-value="PT00H01M52.649S" calcext:value-type="time">
            <text:p>00:01:52,65</text:p>
          </table:table-cell>
          <table:table-cell table:style-name="ce2" office:value-type="time" office:time-value="PT00H03M08.019S" calcext:value-type="time">
            <text:p>00:03:08,02</text:p>
          </table:table-cell>
          <table:table-cell table:style-name="ce2" office:value-type="time" office:time-value="PT00H00M14.799S" calcext:value-type="time">
            <text:p>00:00:14,80</text:p>
          </table:table-cell>
          <table:table-cell table:style-name="ce2" office:value-type="time" office:time-value="PT00H00M36.015S" calcext:value-type="time">
            <text:p>00:00:36,0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office:value-type="float" office:value="4" calcext:value-type="float">
            <text:p>4</text:p>
          </table:table-cell>
          <table:table-cell table:style-name="ce2" office:value-type="time" office:time-value="PT00H00M24.36S" calcext:value-type="time">
            <text:p>00:00:24,36</text:p>
          </table:table-cell>
          <table:table-cell office:value-type="time" office:time-value="PT00H01M03.41S" calcext:value-type="time">
            <text:p>00:01:03,41</text:p>
          </table:table-cell>
          <table:table-cell table:style-name="ce2" office:value-type="time" office:time-value="PT00H01M53.765S" calcext:value-type="time">
            <text:p>00:01:53,77</text:p>
          </table:table-cell>
          <table:table-cell table:style-name="ce2" office:value-type="time" office:time-value="PT00H03M08.305S" calcext:value-type="time">
            <text:p>00:03:08,31</text:p>
          </table:table-cell>
          <table:table-cell table:style-name="ce2" office:value-type="time" office:time-value="PT00H00M14.148S" calcext:value-type="time">
            <text:p>00:00:14,15</text:p>
          </table:table-cell>
          <table:table-cell table:style-name="ce2" office:value-type="time" office:time-value="PT00H00M36.316S" calcext:value-type="time">
            <text:p>00:00:36,3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time" office:time-value="PT00H00M22.528S" calcext:value-type="time">
            <text:p>00:00:22,53</text:p>
          </table:table-cell>
          <table:table-cell office:value-type="time" office:time-value="PT00H00M58.785S" calcext:value-type="time">
            <text:p>00:00:58,79</text:p>
          </table:table-cell>
          <table:table-cell table:style-name="ce2" office:value-type="time" office:time-value="PT00H01M56.915S" calcext:value-type="time">
            <text:p>00:01:56,92</text:p>
          </table:table-cell>
          <table:table-cell table:style-name="ce2" office:value-type="time" office:time-value="PT00H03M05.695S" calcext:value-type="time">
            <text:p>00:03:05,70</text:p>
          </table:table-cell>
          <table:table-cell table:style-name="ce2" office:value-type="time" office:time-value="PT00H00M14.109S" calcext:value-type="time">
            <text:p>00:00:14,11</text:p>
          </table:table-cell>
          <table:table-cell table:style-name="ce2" office:value-type="time" office:time-value="PT00H00M37.056S" calcext:value-type="time">
            <text:p>00:00:37,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table:formula="of:=AVERAGE([.G17:.G21])" office:value-type="time" office:time-value="PT00H00M23.8004S" calcext:value-type="time">
            <text:p>00:00:24</text:p>
          </table:table-cell>
          <table:table-cell table:style-name="ce3" table:formula="of:=AVERAGE([.H17:.H21])" office:value-type="time" office:time-value="PT00H00M59.315S" calcext:value-type="time">
            <text:p>00:00:59</text:p>
          </table:table-cell>
          <table:table-cell table:style-name="ce3" table:formula="of:=AVERAGE([.I17:.I21])" office:value-type="time" office:time-value="PT00H01M55.504S" calcext:value-type="time">
            <text:p>00:01:56</text:p>
          </table:table-cell>
          <table:table-cell table:style-name="ce3" table:formula="of:=AVERAGE([.J17:.J21])" office:value-type="time" office:time-value="PT00H03M06.7978S" calcext:value-type="time">
            <text:p>00:03:07</text:p>
          </table:table-cell>
          <table:table-cell table:style-name="ce3" table:formula="of:=AVERAGE([.K17:.K21])" office:value-type="time" office:time-value="PT00H00M14.2698S" calcext:value-type="time">
            <text:p>00:00:14</text:p>
          </table:table-cell>
          <table:table-cell table:style-name="ce3" table:formula="of:=AVERAGE([.L17:.L21])" office:value-type="time" office:time-value="PT00H00M36.1178S" calcext:value-type="time">
            <text:p>00:00:3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 table:formula="of:=SECOND([.G22])+MINUTE([.G22]) * 60" office:value-type="float" office:value="24" calcext:value-type="float">
            <text:p>24</text:p>
          </table:table-cell>
          <table:table-cell table:style-name="ce4" table:formula="of:=SECOND([.H22])+MINUTE([.H22]) * 60" office:value-type="float" office:value="59" calcext:value-type="float">
            <text:p>59</text:p>
          </table:table-cell>
          <table:table-cell table:style-name="ce4" table:formula="of:=SECOND([.I22])+MINUTE([.I22]) * 60" office:value-type="float" office:value="116" calcext:value-type="float">
            <text:p>116</text:p>
          </table:table-cell>
          <table:table-cell table:style-name="ce4" table:formula="of:=SECOND([.J22])+MINUTE([.J22]) * 60" office:value-type="float" office:value="187" calcext:value-type="float">
            <text:p>187</text:p>
          </table:table-cell>
          <table:table-cell table:style-name="ce4" table:formula="of:=SECOND([.K22])+MINUTE([.K22]) * 60" office:value-type="float" office:value="14" calcext:value-type="float">
            <text:p>14</text:p>
          </table:table-cell>
          <table:table-cell table:style-name="ce4" table:formula="of:=SECOND([.L22])+MINUTE([.L22]) * 60"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este Escalabilidad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time" office:time-value="PT00H51M26.112S" calcext:value-type="time">
            <text:p>00:51:26,11</text:p>
          </table:table-cell>
          <table:table-cell office:value-type="time" office:time-value="PT01H52M18.901S" calcext:value-type="time">
            <text:p>01:52:18,90</text:p>
          </table:table-cell>
          <table:table-cell table:style-name="ce2" office:value-type="time" office:time-value="PT00H32M22.67S" calcext:value-type="time">
            <text:p>00:32:22,67</text:p>
          </table:table-cell>
          <table:table-cell table:style-name="ce2" office:value-type="time" office:time-value="PT00H29M56.391S" calcext:value-type="time">
            <text:p>00:29:56,39</text:p>
          </table:table-cell>
          <table:table-cell table:style-name="ce2" office:value-type="time" office:time-value="PT00H33M54.846S" calcext:value-type="time">
            <text:p>00:33:54,85</text:p>
          </table:table-cell>
          <table:table-cell table:style-name="ce2" office:value-type="time" office:time-value="PT00H20M44.076S" calcext:value-type="time">
            <text:p>00:20:44,08</text:p>
          </table:table-cell>
          <table:table-cell table:style-name="ce2" office:value-type="time" office:time-value="PT00H24M45.227S" calcext:value-type="time">
            <text:p>00:24:45,23</text:p>
          </table:table-cell>
          <table:table-cell table:style-name="ce2" office:value-type="time" office:time-value="PT00H24M19.298S" calcext:value-type="time">
            <text:p>00:24:19,30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time" office:time-value="PT00H52M02.219S" calcext:value-type="time">
            <text:p>00:52:02,22</text:p>
          </table:table-cell>
          <table:table-cell office:value-type="time" office:time-value="PT01H13M39.592S" calcext:value-type="time">
            <text:p>01:13:39,59</text:p>
          </table:table-cell>
          <table:table-cell table:style-name="ce2" office:value-type="time" office:time-value="PT00H34M21.247S" calcext:value-type="time">
            <text:p>00:34:21,25</text:p>
          </table:table-cell>
          <table:table-cell table:style-name="ce2" office:value-type="time" office:time-value="PT00H23M45.358S" calcext:value-type="time">
            <text:p>00:23:45,36</text:p>
          </table:table-cell>
          <table:table-cell table:style-name="ce2" office:value-type="time" office:time-value="PT00H34M41.22S" calcext:value-type="time">
            <text:p>00:34:41,22</text:p>
          </table:table-cell>
          <table:table-cell table:style-name="ce2" office:value-type="time" office:time-value="PT00H20M46.702S" calcext:value-type="time">
            <text:p>00:20:46,70</text:p>
          </table:table-cell>
          <table:table-cell table:style-name="ce2" office:value-type="time" office:time-value="PT00H25M39.169S" calcext:value-type="time">
            <text:p>00:25:39,17</text:p>
          </table:table-cell>
          <table:table-cell table:style-name="ce2" office:value-type="time" office:time-value="PT00H24M08.237S" calcext:value-type="time">
            <text:p>00:24:08,2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style-name="ce2" office:value-type="time" office:time-value="PT00H55M35.485S" calcext:value-type="time">
            <text:p>00:55:35,49</text:p>
          </table:table-cell>
          <table:table-cell office:value-type="time" office:time-value="PT01H57M09.788S" calcext:value-type="time">
            <text:p>01:57:09,79</text:p>
          </table:table-cell>
          <table:table-cell table:style-name="ce2" office:value-type="time" office:time-value="PT00H34M14.829S" calcext:value-type="time">
            <text:p>00:34:14,83</text:p>
          </table:table-cell>
          <table:table-cell table:style-name="ce2" office:value-type="time" office:time-value="PT00H29M53.389S" calcext:value-type="time">
            <text:p>00:29:53,39</text:p>
          </table:table-cell>
          <table:table-cell table:style-name="ce2" office:value-type="time" office:time-value="PT00H23M01.76S" calcext:value-type="time">
            <text:p>00:23:01,76</text:p>
          </table:table-cell>
          <table:table-cell table:style-name="ce2" office:value-type="time" office:time-value="PT00H28M49.182S" calcext:value-type="time">
            <text:p>00:28:49,18</text:p>
          </table:table-cell>
          <table:table-cell table:style-name="ce2" office:value-type="time" office:time-value="PT00H25M30.961S" calcext:value-type="time">
            <text:p>00:25:30,96</text:p>
          </table:table-cell>
          <table:table-cell table:style-name="ce2" office:value-type="time" office:time-value="PT00H27M49.4S" calcext:value-type="time">
            <text:p>00:27:49,40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style-name="ce2" office:value-type="time" office:time-value="PT00H52M32.168S" calcext:value-type="time">
            <text:p>00:52:32,17</text:p>
          </table:table-cell>
          <table:table-cell office:value-type="time" office:time-value="PT01H59M25.428S" calcext:value-type="time">
            <text:p>01:59:25,43</text:p>
          </table:table-cell>
          <table:table-cell table:style-name="ce2" office:value-type="time" office:time-value="PT00H34M05.084S" calcext:value-type="time">
            <text:p>00:34:05,08</text:p>
          </table:table-cell>
          <table:table-cell table:style-name="ce2" office:value-type="time" office:time-value="PT00H24M08.117S" calcext:value-type="time">
            <text:p>00:24:08,12</text:p>
          </table:table-cell>
          <table:table-cell table:style-name="ce2" office:value-type="time" office:time-value="PT00H23M50.2S" calcext:value-type="time">
            <text:p>00:23:50,20</text:p>
          </table:table-cell>
          <table:table-cell table:style-name="ce2" office:value-type="time" office:time-value="PT00H19M57.075S" calcext:value-type="time">
            <text:p>00:19:57,08</text:p>
          </table:table-cell>
          <table:table-cell table:style-name="ce2" office:value-type="time" office:time-value="PT00H25M45.619S" calcext:value-type="time">
            <text:p>00:25:45,62</text:p>
          </table:table-cell>
          <table:table-cell table:style-name="ce2" office:value-type="time" office:time-value="PT00H27M42.219S" calcext:value-type="time">
            <text:p>00:27:42,22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time" office:time-value="PT00H52M26.454S" calcext:value-type="time">
            <text:p>00:52:26,45</text:p>
          </table:table-cell>
          <table:table-cell office:value-type="time" office:time-value="PT01H16M32.335S" calcext:value-type="time">
            <text:p>01:16:32,34</text:p>
          </table:table-cell>
          <table:table-cell table:style-name="ce2" office:value-type="time" office:time-value="PT00H33M45.09S" calcext:value-type="time">
            <text:p>00:33:45,09</text:p>
          </table:table-cell>
          <table:table-cell table:style-name="ce2" office:value-type="time" office:time-value="PT00H23M33.028S" calcext:value-type="time">
            <text:p>00:23:33,03</text:p>
          </table:table-cell>
          <table:table-cell table:style-name="ce2" office:value-type="time" office:time-value="PT00H23M11.987S" calcext:value-type="time">
            <text:p>00:23:11,99</text:p>
          </table:table-cell>
          <table:table-cell table:style-name="ce2" office:value-type="time" office:time-value="PT00H21M00.899S" calcext:value-type="time">
            <text:p>00:21:00,90</text:p>
          </table:table-cell>
          <table:table-cell table:style-name="ce2" office:value-type="time" office:time-value="PT00H25M56.563S" calcext:value-type="time">
            <text:p>00:25:56,56</text:p>
          </table:table-cell>
          <table:table-cell table:style-name="ce2" office:value-type="time" office:time-value="PT00H23M35.698S" calcext:value-type="time">
            <text:p>00:23:35,7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5" table:formula="of:=AVERAGE([.G27:.G31])" office:value-type="time" office:time-value="PT00H52M48.4876S" calcext:value-type="time">
            <text:p>00:52:48</text:p>
          </table:table-cell>
          <table:table-cell table:style-name="ce5" table:formula="of:=AVERAGE([.H27:.H31])" office:value-type="time" office:time-value="PT01H39M49.2088S" calcext:value-type="time">
            <text:p>01:39:49</text:p>
          </table:table-cell>
          <table:table-cell table:style-name="ce5" table:formula="of:=AVERAGE([.I27:.I31])" office:value-type="time" office:time-value="PT00H33M45.784S" calcext:value-type="time">
            <text:p>00:33:46</text:p>
          </table:table-cell>
          <table:table-cell table:style-name="ce5" table:formula="of:=AVERAGE([.J27:.J31])" office:value-type="time" office:time-value="PT00H26M15.2566S" calcext:value-type="time">
            <text:p>00:26:15</text:p>
          </table:table-cell>
          <table:table-cell table:style-name="ce5" table:formula="of:=AVERAGE([.K27:.K31])" office:value-type="time" office:time-value="PT00H27M44.0026S" calcext:value-type="time">
            <text:p>00:27:44</text:p>
          </table:table-cell>
          <table:table-cell table:style-name="ce5" table:formula="of:=AVERAGE([.L27:.L31])" office:value-type="time" office:time-value="PT00H22M15.5868S" calcext:value-type="time">
            <text:p>00:22:16</text:p>
          </table:table-cell>
          <table:table-cell table:style-name="ce5" table:formula="of:=AVERAGE([.M27:.M31])" office:value-type="time" office:time-value="PT00H25M31.5078S" calcext:value-type="time">
            <text:p>00:25:32</text:p>
          </table:table-cell>
          <table:table-cell table:style-name="ce5" table:formula="of:=AVERAGE([.N27:.N31])" office:value-type="time" office:time-value="PT00H25M30.9704S" calcext:value-type="time">
            <text:p>00:25:31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LP</text:p>
          </table:table-cell>
          <table:table-cell table:formula="of:=SECOND([.G32])+MINUTE([.G32]) * 60" office:value-type="float" office:value="3168" calcext:value-type="float">
            <text:p>3168</text:p>
          </table:table-cell>
          <table:table-cell table:style-name="Default" table:formula="of:=SECOND([.H32])+MINUTE([.H32]) * 60 + HOUR([.H32]) * 3600" office:value-type="float" office:value="5989" calcext:value-type="float">
            <text:p>5989</text:p>
          </table:table-cell>
          <table:table-cell table:formula="of:=SECOND([.I32])+MINUTE([.I32]) * 60" office:value-type="float" office:value="2026" calcext:value-type="float">
            <text:p>2026</text:p>
          </table:table-cell>
          <table:table-cell table:formula="of:=SECOND([.J32])+MINUTE([.J32]) * 60" office:value-type="float" office:value="1575" calcext:value-type="float">
            <text:p>1575</text:p>
          </table:table-cell>
          <table:table-cell table:formula="of:=SECOND([.K32])+MINUTE([.K32]) * 60" office:value-type="float" office:value="1664" calcext:value-type="float">
            <text:p>1664</text:p>
          </table:table-cell>
          <table:table-cell table:formula="of:=SECOND([.L32])+MINUTE([.L32]) * 60" office:value-type="float" office:value="1336" calcext:value-type="float">
            <text:p>1336</text:p>
          </table:table-cell>
          <table:table-cell table:formula="of:=SECOND([.M32])+MINUTE([.M32]) * 60" office:value-type="float" office:value="1532" calcext:value-type="float">
            <text:p>1532</text:p>
          </table:table-cell>
          <table:table-cell table:formula="of:=SECOND([.N32])+MINUTE([.N32]) * 60" office:value-type="float" office:value="1531" calcext:value-type="float">
            <text:p>1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-00-0000</text:date>, <text:time style:data-style-name="N2" text:time-value="11:08:17.3611610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</meta:initial-creator>
    <meta:creation-date>2014-07-14T15:19:22.538814425</meta:creation-date>
    <dc:date>2014-07-25T11:38:49.864911000</dc:date>
    <dc:creator>andre </dc:creator>
    <meta:editing-duration>PT36M28S</meta:editing-duration>
    <meta:editing-cycles>10</meta:editing-cycles>
    <meta:generator>LibreOffice/4.2.4.2$Linux_X86_64 LibreOffice_project/420m0$Build-2</meta:generator>
    <meta:document-statistic meta:table-count="1" meta:cell-count="1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legend chart:legend-position="end" svg:x="14.041cm" svg:y="4.204cm" style:legend-expansion="high" chart:style-name="ch2"/>
        <chart:plot-area chart:style-name="ch3" table:cell-range-address="Folha1.F35:Folha1.N36" chart:data-source-has-labels="column" svg:x="1.33cm" svg:y="0.855cm" svg:width="12.073cm" svg:height="6.99cm">
          <chartooo:coordinate-region svg:x="2.322cm" svg:y="1.054cm" svg:width="10.987cm" svg:height="6.144cm"/>
          <chart:axis chart:dimension="x" chart:name="primary-x" chart:style-name="ch4">
            <chart:title svg:x="6.158cm" svg:y="8.025cm" chart:style-name="ch5">
              <text:p>Nº de máquinas</text:p>
            </chart:title>
          </chart:axis>
          <chart:axis chart:dimension="y" chart:name="primary-y" chart:style-name="ch4">
            <chart:title svg:x="0.451cm" svg:y="5.108cm" chart:style-name="ch6">
              <text:p>Tempo (s)</text:p>
            </chart:title>
            <chart:grid chart:style-name="ch7" chart:class="major"/>
          </chart:axis>
          <chart:series chart:style-name="ch8" chart:values-cell-range-address="Folha1.G36:Folha1.N36" chart:label-cell-address="Folha1.F36:Folha1.F36" chart:class="chart:scatter">
            <chart:domain table:cell-range-address="Folha1.G35:Folha1.N35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nha 3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olha1.G35:Folha1.N3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LP</text:p>
                <draw:g>
                  <svg:desc>Folha1.F36:Folha1.F36</svg:desc>
                </draw:g>
              </table:table-cell>
              <table:table-cell office:value-type="float" office:value="3168">
                <text:p>3168</text:p>
                <draw:g>
                  <svg:desc>Folha1.G36:Folha1.N36</svg:desc>
                </draw:g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